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style:text-autospace="none"/>
    </style:style>
    <style:style style:name="P2" style:family="paragraph" style:parent-style-name="Standard">
      <style:text-properties style:font-name="Arial" fo:font-size="13pt" style:font-size-asian="13pt" style:font-name-complex="Arial" style:font-size-complex="13pt"/>
    </style:style>
    <style:style style:name="P3" style:family="paragraph" style:parent-style-name="Standard">
      <style:paragraph-properties fo:orphans="0" fo:widows="0" style:text-autospace="none"/>
      <style:text-properties style:font-name="Arial" fo:font-size="13pt" fo:language="es" fo:country="ES" style:font-size-asian="13pt" style:font-name-complex="Arial" style:font-size-complex="13pt"/>
    </style:style>
    <style:style style:name="P4" style:family="paragraph" style:parent-style-name="Standard">
      <style:paragraph-properties fo:orphans="0" fo:widows="0" style:text-autospace="none"/>
      <style:text-properties style:font-name="Arial" fo:font-size="13pt" fo:language="es" fo:country="ES" style:font-size-asian="13pt" style:font-name-complex="Calibri" style:font-size-complex="13pt"/>
    </style:style>
    <style:style style:name="P5" style:family="paragraph" style:parent-style-name="Standard">
      <style:text-properties style:font-name="Arial" fo:font-size="13pt" fo:language="en" fo:country="US" style:font-size-asian="13pt" style:font-name-complex="Arial" style:font-size-complex="13pt"/>
    </style:style>
    <style:style style:name="P6" style:family="paragraph" style:parent-style-name="Standard">
      <style:paragraph-properties fo:orphans="0" fo:widows="0" style:text-autospace="none"/>
      <style:text-properties style:font-name="Arial" fo:font-size="13pt" fo:language="en" fo:country="US" style:font-size-asian="13pt" style:font-name-complex="Arial" style:font-size-complex="13pt"/>
    </style:style>
    <style:style style:name="P7" style:family="paragraph" style:parent-style-name="Standard">
      <style:text-properties style:font-name="Arial" fo:font-size="13pt" fo:language="en" fo:country="US" officeooo:paragraph-rsid="0003ac1d" style:font-size-asian="13pt" style:font-name-complex="Arial" style:font-size-complex="13pt"/>
    </style:style>
    <style:style style:name="P8" style:family="paragraph" style:parent-style-name="Standard">
      <style:text-properties style:font-name="Arial" fo:font-size="13pt" style:font-name-asian="Arial" style:font-size-asian="13pt" style:font-name-complex="Arial" style:font-size-complex="13pt"/>
    </style:style>
    <style:style style:name="P9" style:family="paragraph" style:parent-style-name="Standard">
      <style:paragraph-properties fo:orphans="0" fo:widows="0" style:text-autospace="none"/>
      <style:text-properties fo:language="es" fo:country="ES" style:font-name-complex="Calibri"/>
    </style:style>
    <style:style style:name="P10" style:family="paragraph" style:parent-style-name="Standard" style:master-page-name="Standard">
      <style:paragraph-properties fo:margin-left="3.81cm" fo:margin-right="0cm" fo:orphans="0" fo:widows="0" fo:text-indent="1.27cm" style:auto-text-indent="false" style:page-number="auto" style:text-autospace="none"/>
      <style:text-properties style:font-name="Arial" fo:font-size="13pt" fo:language="es" fo:country="ES" style:font-size-asian="13pt" style:font-name-complex="Arial" style:font-size-complex="13pt"/>
    </style:style>
    <style:style style:name="T1" style:family="text">
      <style:text-properties style:font-name-asian="Arial"/>
    </style:style>
    <style:style style:name="T2" style:family="text">
      <style:text-properties style:font-name="Arial" fo:font-size="13pt" style:font-size-asian="13pt" style:font-name-complex="Arial" style:font-size-complex="13pt"/>
    </style:style>
    <style:style style:name="T3" style:family="text">
      <style:text-properties style:font-name="Arial" fo:font-size="13pt" fo:language="es" fo:country="ES" style:font-size-asian="13pt" style:font-name-complex="Arial" style:font-size-complex="13pt"/>
    </style:style>
    <style:style style:name="T4" style:family="text">
      <style:text-properties style:font-name="Arial" fo:font-size="13pt" fo:language="es" fo:country="ES" style:font-name-asian="Arial" style:font-size-asian="13pt" style:font-name-complex="Arial" style:font-size-complex="13pt"/>
    </style:style>
    <style:style style:name="T5" style:family="text">
      <style:text-properties style:font-name="Arial" fo:font-size="13pt" fo:language="en" fo:country="US" style:font-name-asian="Arial" style:font-size-asian="13pt" style:font-name-complex="Arial" style:font-size-complex="13pt"/>
    </style:style>
    <style:style style:name="T6" style:family="text">
      <style:text-properties officeooo:rsid="0003ac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OLETIN 12</text:p>
      <text:p text:style-name="P3">1_ Codifica un programa para xestionar un garaxe de coches .</text:p>
      <text:p text:style-name="P3"><text:span text:style-name="T1"><text:s text:c="5"/></text:span>A clase Garaxe ten como atributos :</text:p>
      <text:p text:style-name="P3"><text:span text:style-name="T1"><text:s text:c="12"/></text:span>numeroCoches ( para saber o nº de coches que están nese momento no garaxe ) <text:s/></text:p>
      <text:p text:style-name="P3"><text:span text:style-name="T1"><text:s text:c="11"/></text:span>matricula para identificalo <text:s text:c="10"/></text:p>
      <text:p text:style-name="P1"><text:span text:style-name="T4"><text:s text:c="6"/></text:span><text:span text:style-name="T3">Antes de deixar aparcar un coche. Debemos comprobar que temos sitio para él, en caso afirmativo poñemos unha mensase “ PLAZAS DISPOÑIBLES “ e rexistramos o coche . No caso contrario poríamos unha mensaxe “ COMPLETO “.</text:span></text:p>
      <text:p text:style-name="P1"><text:span text:style-name="T4"><text:s text:c="3"/></text:span><text:span text:style-name="T3">Para facer máis doado o programa, suponer que o garaxe ten capacidade para 5 coches</text:span></text:p>
      <text:p text:style-name="P3"><text:span text:style-name="T1"><text:s/></text:span>Para calcular o prezo do aparcamento , considerade o seguinte :</text:p>
      <text:p text:style-name="P1"><text:span text:style-name="T3">primeiros 3 horas. ----&gt; 1.5 €</text:span></text:p>
      <text:p text:style-name="P1"><text:span text:style-name="T3">O resto do tempo : pagamos 0.20 € cada hora.</text:span></text:p>
      <text:p text:style-name="P3">A daida será :</text:p>
      <text:p text:style-name="P3">FACTURA</text:p>
      <text:p text:style-name="P3">MATRICULA COCHE ........</text:p>
      <text:p text:style-name="P1"><text:span text:style-name="T3">TEMPO .................</text:span></text:p>
      <text:p text:style-name="P3">PRECIO...............</text:p>
      <text:p text:style-name="P3">CARTOS RECIBIDOS...........</text:p>
      <text:p text:style-name="P3">CARTOS DEVOLTOS............</text:p>
      <text:p text:style-name="P3"/>
      <text:p text:style-name="P3">GRACIAS POR USAR O NOSO APARCADOIRO </text:p>
      <text:p text:style-name="P3"/>
      <text:p text:style-name="P3"/>
      <text:p text:style-name="P1"><text:soft-page-break/><text:span text:style-name="T2">2- Que visualizas no seguinte programa :</text:span></text:p>
      <text:p text:style-name="P6">class Ejercicio { </text:p>
      <text:p text:style-name="P5"><text:span text:style-name="T1"><text:s/></text:span>public static void main (String [] args) { </text:p>
      <text:p text:style-name="P5"><text:span text:style-name="T1"><text:s/></text:span>Clase1 obj1= new Clase1(5,4); </text:p>
      <text:p text:style-name="P7"><text:span text:style-name="T1"><text:s/></text:span>System.out.print(obj1.modificar(4)+" "); <text:s/><text:span text:style-name="T6">=== 9</text:span></text:p>
      <text:p text:style-name="P5"><text:span text:style-name="T1"><text:s/></text:span>Clase1 obj2= new Clase1(5,4); </text:p>
      <text:p text:style-name="P5"><text:span text:style-name="T1"><text:s/></text:span>System.out.print(obj2.modificar(5)+" "); <text:span text:style-name="T6">=== 10</text:span></text:p>
      <text:p text:style-name="P5"><text:span text:style-name="T1"><text:s/></text:span>obj2=obj1; </text:p>
      <text:p text:style-name="P5"><text:span text:style-name="T1"><text:s/></text:span>System.out.println(obj2.modificar(5)+" "); <text:span text:style-name="T6">=== 14</text:span></text:p>
      <text:p text:style-name="P5"><text:span text:style-name="T1"><text:s/></text:span>}//fin main </text:p>
      <text:p text:style-name="P5">} </text:p>
      <text:p text:style-name="P5">class Clase1{ </text:p>
      <text:p text:style-name="P5"><text:span text:style-name="T1"><text:s/></text:span>int p1,p2; </text:p>
      <text:p text:style-name="P5"><text:span text:style-name="T1"><text:s/></text:span>public Clase1 (int i, int j){ </text:p>
      <text:p text:style-name="P5"><text:span text:style-name="T1"><text:s/></text:span>p1=i; </text:p>
      <text:p text:style-name="P5"><text:span text:style-name="T1"><text:s/></text:span>p2=j; </text:p>
      <text:p text:style-name="P5"><text:span text:style-name="T1"><text:s/></text:span>} </text:p>
      <text:p text:style-name="P5"><text:span text:style-name="T1"><text:s/></text:span>public int modificar(int i){ </text:p>
      <text:p text:style-name="P5"><text:span text:style-name="T1"><text:s/></text:span>p1=p1+i; </text:p>
      <text:p text:style-name="P5"><text:span text:style-name="T1"><text:s/></text:span>p2=p2+i; </text:p>
      <text:p text:style-name="P5"><text:span text:style-name="T1"><text:s/></text:span>System.out.print(p2+" "); <text:span text:style-name="T6">=== 8 + “” , 9 +”” , 13 “”<text:tab/></text:span></text:p>
      <text:p text:style-name="Standard"><text:span text:style-name="T5"><text:s/></text:span><text:span text:style-name="T2">return p1; </text:span></text:p>
      <text:p text:style-name="P2"><text:span text:style-name="T1"><text:s/></text:span>}</text:p>
      <text:p text:style-name="P2"/>
      <text:p text:style-name="P8"><text:soft-page-break/><text:s/></text:p>
      <text:p text:style-name="P3"/>
      <text:p text:style-name="P3"/>
      <text:p text:style-name="P3"/>
      <text:p text:style-name="P4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na</meta:initial-creator>
    <meta:creation-date>2021-11-16T09:37:00</meta:creation-date>
    <dc:date>2021-11-16T13:44:16.931268002</dc:date>
    <meta:editing-cycles>3</meta:editing-cycles>
    <meta:editing-duration>PT1H24M3S</meta:editing-duration>
    <meta:document-statistic meta:table-count="0" meta:image-count="0" meta:object-count="0" meta:page-count="3" meta:paragraph-count="42" meta:word-count="215" meta:character-count="1404" meta:non-whitespace-character-count="1140"/>
    <meta:generator>LibreOffice/6.4.7.2$Linux_X86_64 LibreOffice_project/40$Build-2</meta:generator>
  </office:meta>
</office:document-meta>
</file>